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Hibernate Dao Factory-Caveat Emptor</text:span></text:p>
      <text:p text:style-name="P1"><text:span text:style-name="T1"/></text:p>
      <text:p text:style-name="P2"><text:span text:style-name="T2">package auction.dao.hibernate;</text:span></text:p>
      <text:p text:style-name="P2"><text:span text:style-name="T2"/></text:p>
      <text:p text:style-name="P2"><text:span text:style-name="T2">import auction.dao.*;</text:span></text:p>
      <text:p text:style-name="P2"><text:span text:style-name="T2">import auction.model.*;</text:span></text:p>
      <text:p text:style-name="P2"><text:span text:style-name="T2">import org.apache.commons.logging.Log;</text:span></text:p>
      <text:p text:style-name="P2"><text:span text:style-name="T2">import org.apache.commons.logging.LogFactory;</text:span></text:p>
      <text:p text:style-name="P2"><text:span text:style-name="T2"/></text:p>
      <text:p text:style-name="P2"><text:span text:style-name="T2">/**</text:span></text:p>
      <text:p text:style-name="P2"><text:span text:style-name="T2"><text:s/>* Returns Hibernate-specific instances of DAOs.</text:span></text:p>
      <text:p text:style-name="P2"><text:span text:style-name="T2"><text:s/>* &lt;p/&gt;</text:span></text:p>
      <text:p text:style-name="P2"><text:span text:style-name="T2"><text:s/>* If for a particular DAO there is no additional non-CRUD functionality, we use</text:span></text:p>
      <text:p text:style-name="P2"><text:span text:style-name="T2"><text:s/>* a nested static class to implement the interface in a generic way. This allows clean</text:span></text:p>
      <text:p text:style-name="P2"><text:span text:style-name="T2"><text:s/>* refactoring later on, should the interface implement business data access</text:span></text:p>
      <text:p text:style-name="P2"><text:span text:style-name="T2"><text:s/>* methods at some later time. Then, we would externalize the implementation into</text:span></text:p>
      <text:p text:style-name="P2"><text:span text:style-name="T2"><text:s/>* its own first-level class.</text:span></text:p>
      <text:p text:style-name="P2"><text:span text:style-name="T2"><text:s/>*</text:span></text:p>
      <text:p text:style-name="P2"><text:span text:style-name="T2"><text:s/>* @author Christian Bauer</text:span></text:p>
      <text:p text:style-name="P2"><text:span text:style-name="T2"><text:s/>*/</text:span></text:p>
      <text:p text:style-name="P2"><text:span text:style-name="T2">public class HibernateDAOFactory extends DAOFactory {</text:span></text:p>
      <text:p text:style-name="P2"><text:span text:style-name="T2"/></text:p>
      <text:p text:style-name="P2"><text:span text:style-name="T2"><text:s text:c="4"/>private static Log log = LogFactory.getLog(HibernateDAOFactory.class);</text:span></text:p>
      <text:p text:style-name="P2"><text:span text:style-name="T2"/></text:p>
      <text:p text:style-name="P2"><text:span text:style-name="T2"><text:s text:c="4"/>public ItemDAO getItemDAO() {</text:span></text:p>
      <text:p text:style-name="P2"><text:span text:style-name="T2"><text:s text:c="8"/>return (ItemDAO)instantiateDAO(Item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ublic CategoryDAO getCategoryDAO() {</text:span></text:p>
      <text:p text:style-name="P2"><text:span text:style-name="T2"><text:s text:c="8"/>return (CategoryDAO)instantiateDAO(Category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ublic CommentDAO getCommentDAO() {</text:span></text:p>
      <text:p text:style-name="P2"><text:span text:style-name="T2"><text:s text:c="8"/>return (CommentDAO)instantiateDAO(Comment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ublic UserDAO getUserDAO() {</text:span></text:p>
      <text:p text:style-name="P2"><text:span text:style-name="T2"><text:s text:c="8"/>return (UserDAO)instantiateDAO(User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ublic CategorizedItemDAO getCategorizedItemDAO() {</text:span></text:p>
      <text:p text:style-name="P2"><text:span text:style-name="T2"><text:s text:c="8"/>return (CategorizedItemDAO)instantiateDAO(CategorizedItem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ublic BillingDetailsDAO getBillingDetailsDAO() {</text:span></text:p>
      <text:p text:style-name="P2"><text:span text:style-name="T2"><text:s text:c="8"/>return (BillingDetailsDAO)instantiateDAO(BillingDetails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ublic ShipmentDAO getShipmentDAO() {</text:span></text:p>
      <text:p text:style-name="P2"><text:span text:style-name="T2"><text:s text:c="8"/>return (ShipmentDAO)instantiateDAO(ShipmentDAOHibernate.class);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private GenericHibernateDAO instantiateDAO(Class daoClass) {</text:span></text:p>
      <text:p text:style-name="P2"><text:span text:style-name="T2"><text:s text:c="8"/>try {</text:span></text:p>
      <text:p text:style-name="P2"><text:span text:style-name="T2"><text:s text:c="12"/>log.debug("Instantiating DAO: " + daoClass);</text:span></text:p>
      <text:p text:style-name="P2"><text:span text:style-name="T2"><text:s text:c="12"/>return (GenericHibernateDAO)daoClass.newInstance();</text:span></text:p>
      <text:p text:style-name="P2"><text:span text:style-name="T2"><text:s text:c="8"/>} catch (Exception ex) {</text:span></text:p>
      <text:p text:style-name="P2"><text:span text:style-name="T2"><text:s text:c="12"/>throw new RuntimeException("Can not instantiate DAO: " + daoClass, ex);</text:span></text:p>
      <text:p text:style-name="P2"><text:span text:style-name="T2"><text:s text:c="8"/>}</text:span></text:p>
      <text:p text:style-name="P2"><text:span text:style-name="T2"><text:s text:c="4"/>}</text:span></text:p>
      <text:p text:style-name="P2"><text:span text:style-name="T2"/></text:p>
      <text:p text:style-name="P2"><text:span text:style-name="T2"><text:s text:c="4"/>// Inline concrete DAO implementations with no business-related data access methods.</text:span></text:p>
      <text:p text:style-name="P2"><text:span text:style-name="T2"><text:s text:c="4"/>// If we use public static nested classes, we can centralize all of them in one source file.</text:span></text:p>
      <text:p text:style-name="P2"><text:span text:style-name="T2"/></text:p>
      <text:p text:style-name="P2"><text:span text:style-name="T2"><text:s text:c="4"/>public static class CategorizedItemDAOHibernate</text:span></text:p>
      <text:p text:style-name="P2"><text:span text:style-name="T2"><text:s text:c="12"/>extends GenericHibernateDAO&lt;CategorizedItem, CategorizedItem.Id&gt;</text:span></text:p>
      <text:p text:style-name="P2"><text:span text:style-name="T2"><text:s text:c="12"/>implements CategorizedItemDAO {}</text:span></text:p>
      <text:p text:style-name="P2"><text:span text:style-name="T2"/></text:p>
      <text:p text:style-name="P2"><text:span text:style-name="T2"><text:s text:c="4"/>public static class CommentDAOHibernate</text:span></text:p>
      <text:p text:style-name="P2"><text:span text:style-name="T2"><text:s text:c="12"/>extends GenericHibernateDAO&lt;Comment, Long&gt;</text:span></text:p>
      <text:p text:style-name="P2"><text:span text:style-name="T2"><text:s text:c="12"/>implements CommentDAO {}</text:span></text:p>
      <text:p text:style-name="P2"><text:span text:style-name="T2"/></text:p>
      <text:p text:style-name="P2"><text:span text:style-name="T2"><text:s text:c="4"/>public static class ShipmentDAOHibernate</text:span></text:p>
      <text:p text:style-name="P2"><text:span text:style-name="T2"><text:s text:c="12"/>extends GenericHibernateDAO&lt;Shipment, Long&gt;</text:span></text:p>
      <text:p text:style-name="P2"><text:span text:style-name="T2"><text:s text:c="12"/>implements ShipmentDAO {}</text:span></text:p>
      <text:p text:style-name="P2"><text:span text:style-name="T2"/></text:p>
      <text:p text:style-name="P2"><text:span text:style-name="T2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